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11.113cm"/>
    </style:style>
    <style:style style:name="co4" style:family="table-column">
      <style:table-column-properties fo:break-before="auto" style:column-width="2.856cm"/>
    </style:style>
    <style:style style:name="co5" style:family="table-column">
      <style:table-column-properties fo:break-before="auto" style:column-width="6.6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2" style:family="table-cell" style:parent-style-name="Default" style:data-style-name="N100">
      <style:table-cell-properties fo:background-color="#ffffff" fo:border="0.06pt solid #000000"/>
    </style:style>
    <style:style style:name="ce3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ffff" fo:border="0.06pt solid #000000"/>
      <style:text-properties fo:color="#003b97" style:text-outline="false" style:text-line-through-style="none" style:font-name="Arial-BoldMT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-BoldMT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op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gestionnaire</text:p>
          </table:table-cell>
          <table:table-cell table:formula="of:=&quot;(&quot;&amp; [.A1] &amp; &quot;,&quot; &amp; [.B1] &amp; &quot;,&quot; &amp; [.C1] &amp; &quot;,&quot; &amp; [.D1] &amp; &quot;)&quot;" office:value-type="string" office:string-value="(id,bop,nom,gestionnaire)" calcext:value-type="string">
            <text:p>(id,bop,nom,gestionnaire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13</text:p>
          </table:table-cell>
          <table:table-cell table:style-name="ce4" office:value-type="string" calcext:value-type="string">
            <text:p>PEB</text:p>
          </table:table-cell>
          <table:table-cell table:style-name="ce4" office:value-type="string" calcext:value-type="string">
            <text:p>Paysages, eau et biodiversité</text:p>
          </table:table-cell>
          <table:table-cell table:style-name="ce4" office:value-type="string" calcext:value-type="string">
            <text:p>SRE</text:p>
          </table:table-cell>
          <table:table-cell table:formula="of:=&quot;(''&quot;&amp; [.A2] &amp; &quot;'',''&quot; &amp; [.B2] &amp; &quot;'',''&quot; &amp; [.C2] &amp; &quot;'',''&quot; &amp; [.D2] &amp; &quot;''),&quot;" office:value-type="string" office:string-value="(''113'',''PEB'',''Paysages, eau et biodiversité'',''SRE'')," calcext:value-type="string">
            <text:p>(''113'',''PEB'',''Paysages, eau et biodiversité'',''SRE'')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13-01</text:p>
          </table:table-cell>
          <table:table-cell table:style-name="ce4" office:value-type="string" calcext:value-type="string">
            <text:p>PEB</text:p>
          </table:table-cell>
          <table:table-cell table:style-name="ce5" office:value-type="string" calcext:value-type="string">
            <text:p>Sites, paysages, publicité</text:p>
          </table:table-cell>
          <table:table-cell table:style-name="ce4" office:value-type="string" calcext:value-type="string">
            <text:p>SRE</text:p>
          </table:table-cell>
          <table:table-cell table:formula="of:=&quot;(''&quot;&amp; [.A3] &amp; &quot;'',''&quot; &amp; [.B3] &amp; &quot;'',''&quot; &amp; [.C3] &amp; &quot;'',''&quot; &amp; [.D3] &amp; &quot;''),&quot;" office:value-type="string" office:string-value="(''113-01'',''PEB'',''Sites, paysages, publicité'',''SRE'')," calcext:value-type="string">
            <text:p>(''113-01'',''PEB'',''Sites, paysages, publicité'',''SRE'')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13-07</text:p>
          </table:table-cell>
          <table:table-cell table:style-name="ce4" office:value-type="string" calcext:value-type="string">
            <text:p>PEB</text:p>
          </table:table-cell>
          <table:table-cell table:style-name="ce5" office:value-type="string" calcext:value-type="string">
            <text:p>Gestion des milieux et biodiversité</text:p>
          </table:table-cell>
          <table:table-cell table:style-name="ce4" office:value-type="string" calcext:value-type="string">
            <text:p>SRE</text:p>
          </table:table-cell>
          <table:table-cell table:formula="of:=&quot;(''&quot;&amp; [.A4] &amp; &quot;'',''&quot; &amp; [.B4] &amp; &quot;'',''&quot; &amp; [.C4] &amp; &quot;'',''&quot; &amp; [.D4] &amp; &quot;''),&quot;" office:value-type="string" office:string-value="(''113-07'',''PEB'',''Gestion des milieux et biodiversité'',''SRE'')," calcext:value-type="string">
            <text:p>(''113-07'',''PEB'',''Gestion des milieux et biodiversité'',''SRE''),</text:p>
          </table:table-cell>
          <table:table-cell table:number-columns-repeated="1019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rbanisme, territoires et amélioration de l'habitat</text:p>
          </table:table-cell>
          <table:table-cell table:style-name="ce4" office:value-type="string" calcext:value-type="string">
            <text:p>SECLAD</text:p>
          </table:table-cell>
          <table:table-cell table:formula="of:=&quot;(''&quot;&amp; [.A5] &amp; &quot;'',''&quot; &amp; [.B5] &amp; &quot;'',''&quot; &amp; [.C5] &amp; &quot;'',''&quot; &amp; [.D5] &amp; &quot;''),&quot;" office:value-type="string" office:string-value="(''135'',''UTAH'',''Urbanisme, territoires et amélioration de l'habitat'',''SECLAD'')," calcext:value-type="string">
            <text:p>(''135'',''UTAH'',''Urbanisme, territoires et amélioration de l'habitat'',''SECLAD'')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35-04-03</text:p>
          </table:table-cell>
          <table:table-cell table:style-name="ce4" office:value-type="string" calcext:value-type="string">
            <text:p>UTAH</text:p>
          </table:table-cell>
          <table:table-cell table:style-name="ce5" office:value-type="string" calcext:value-type="string">
            <text:p>Qualité de la construction : études</text:p>
          </table:table-cell>
          <table:table-cell table:style-name="ce4" office:value-type="string" calcext:value-type="string">
            <text:p>SECLAD</text:p>
          </table:table-cell>
          <table:table-cell table:formula="of:=&quot;(''&quot;&amp; [.A6] &amp; &quot;'',''&quot; &amp; [.B6] &amp; &quot;'',''&quot; &amp; [.C6] &amp; &quot;'',''&quot; &amp; [.D6] &amp; &quot;''),&quot;" office:value-type="string" office:string-value="(''135-04-03'',''UTAH'',''Qualité de la construction : études'',''SECLAD'')," calcext:value-type="string">
            <text:p>(''135-04-03'',''UTAH'',''Qualité de la construction : études'',''SECLAD'')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5-05-06</text:p>
          </table:table-cell>
          <table:table-cell table:style-name="ce4" office:value-type="string" calcext:value-type="string">
            <text:p>UTAH</text:p>
          </table:table-cell>
          <table:table-cell table:style-name="ce5" office:value-type="string" calcext:value-type="string">
            <text:p>Observation, études et évaluation : études locales</text:p>
          </table:table-cell>
          <table:table-cell table:style-name="ce4" office:value-type="string" calcext:value-type="string">
            <text:p>SECLAD</text:p>
          </table:table-cell>
          <table:table-cell table:formula="of:=&quot;(''&quot;&amp; [.A7] &amp; &quot;'',''&quot; &amp; [.B7] &amp; &quot;'',''&quot; &amp; [.C7] &amp; &quot;'',''&quot; &amp; [.D7] &amp; &quot;''),&quot;" office:value-type="string" office:string-value="(''135-05-06'',''UTAH'',''Observation, études et évaluation : études locales'',''SECLAD'')," calcext:value-type="string">
            <text:p>(''135-05-06'',''UTAH'',''Observation, études et évaluation : études locales'',''SECLAD'')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5-05-04</text:p>
          </table:table-cell>
          <table:table-cell table:style-name="ce4" office:value-type="string" calcext:value-type="string">
            <text:p>UTAH</text:p>
          </table:table-cell>
          <table:table-cell table:style-name="ce5" office:value-type="string" calcext:value-type="string">
            <text:p>Applications informatiques nationales (dont numérisation SUP et doc d’urba – GPU)</text:p>
          </table:table-cell>
          <table:table-cell table:style-name="ce4" office:value-type="string" calcext:value-type="string">
            <text:p>SECLAD</text:p>
          </table:table-cell>
          <table:table-cell table:formula="of:=&quot;(''&quot;&amp; [.A8] &amp; &quot;'',''&quot; &amp; [.B8] &amp; &quot;'',''&quot; &amp; [.C8] &amp; &quot;'',''&quot; &amp; [.D8] &amp; &quot;''),&quot;" office:value-type="string" office:string-value="(''135-05-04'',''UTAH'',''Applications informatiques nationales (dont numérisation SUP et doc d’urba – GPU)'',''SECLAD'')," calcext:value-type="string">
            <text:p>(''135-05-04'',''UTAH'',''Applications informatiques nationales (dont numérisation SUP et doc d’urba – GPU)'',''SECLAD'')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5-07-01</text:p>
          </table:table-cell>
          <table:table-cell table:style-name="ce4" office:value-type="string" calcext:value-type="string">
            <text:p>UTAH</text:p>
          </table:table-cell>
          <table:table-cell table:style-name="ce5" office:value-type="string" calcext:value-type="string">
            <text:p>Villes et territoires durables</text:p>
          </table:table-cell>
          <table:table-cell table:style-name="ce4" office:value-type="string" calcext:value-type="string">
            <text:p>SECLAD</text:p>
          </table:table-cell>
          <table:table-cell table:formula="of:=&quot;(''&quot;&amp; [.A9] &amp; &quot;'',''&quot; &amp; [.B9] &amp; &quot;'',''&quot; &amp; [.C9] &amp; &quot;'',''&quot; &amp; [.D9] &amp; &quot;''),&quot;" office:value-type="string" office:string-value="(''135-07-01'',''UTAH'',''Villes et territoires durables'',''SECLAD'')," calcext:value-type="string">
            <text:p>(''135-07-01'',''UTAH'',''Villes et territoires durables'',''SECLAD''),</text:p>
          </table:table-cell>
          <table:table-cell table:number-columns-repeated="1019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4" office:value-type="string" calcext:value-type="string">
            <text:p>ECAM</text:p>
          </table:table-cell>
          <table:table-cell table:style-name="ce4" office:value-type="string" calcext:value-type="string">
            <text:p>Énergie, climat et après-mines</text:p>
          </table:table-cell>
          <table:table-cell table:style-name="ce4" office:value-type="string" calcext:value-type="string">
            <text:p>SECLAD</text:p>
          </table:table-cell>
          <table:table-cell table:formula="of:=&quot;(''&quot;&amp; [.A10] &amp; &quot;'',''&quot; &amp; [.B10] &amp; &quot;'',''&quot; &amp; [.C10] &amp; &quot;'',''&quot; &amp; [.D10] &amp; &quot;''),&quot;" office:value-type="string" office:string-value="(''174'',''ECAM'',''Énergie, climat et après-mines'',''SECLAD'')," calcext:value-type="string">
            <text:p>(''174'',''ECAM'',''Énergie, climat et après-mines'',''SECLAD'')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74-05</text:p>
          </table:table-cell>
          <table:table-cell table:style-name="ce4" office:value-type="string" calcext:value-type="string">
            <text:p>ECAM</text:p>
          </table:table-cell>
          <table:table-cell table:style-name="ce5" office:value-type="string" calcext:value-type="string">
            <text:p>Lutte contre le changement climatique</text:p>
          </table:table-cell>
          <table:table-cell table:style-name="ce4" office:value-type="string" calcext:value-type="string">
            <text:p>SECLAD</text:p>
          </table:table-cell>
          <table:table-cell table:formula="of:=&quot;(''&quot;&amp; [.A11] &amp; &quot;'',''&quot; &amp; [.B11] &amp; &quot;'',''&quot; &amp; [.C11] &amp; &quot;'',''&quot; &amp; [.D11] &amp; &quot;''),&quot;" office:value-type="string" office:string-value="(''174-05'',''ECAM'',''Lutte contre le changement climatique'',''SECLAD'')," calcext:value-type="string">
            <text:p>(''174-05'',''ECAM'',''Lutte contre le changement climatique'',''SECLAD''),</text:p>
          </table:table-cell>
          <table:table-cell table:number-columns-repeated="1019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4" office:value-type="string" calcext:value-type="string">
            <text:p>Risques</text:p>
          </table:table-cell>
          <table:table-cell table:style-name="ce4" office:value-type="string" calcext:value-type="string">
            <text:p>Prévention des risques</text:p>
          </table:table-cell>
          <table:table-cell table:style-name="ce4" office:value-type="string" calcext:value-type="string">
            <text:p>SRI</text:p>
          </table:table-cell>
          <table:table-cell table:formula="of:=&quot;(''&quot;&amp; [.A12] &amp; &quot;'',''&quot; &amp; [.B12] &amp; &quot;'',''&quot; &amp; [.C12] &amp; &quot;'',''&quot; &amp; [.D12] &amp; &quot;''),&quot;" office:value-type="string" office:string-value="(''181'',''Risques'',''Prévention des risques'',''SRI'')," calcext:value-type="string">
            <text:p>(''181'',''Risques'',''Prévention des risques'',''SRI'')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81-01</text:p>
          </table:table-cell>
          <table:table-cell table:style-name="ce4" office:value-type="string" calcext:value-type="string">
            <text:p>Risques</text:p>
          </table:table-cell>
          <table:table-cell table:style-name="ce5" office:value-type="string" calcext:value-type="string">
            <text:p>Prévention des risques technologiques et des pollutions</text:p>
          </table:table-cell>
          <table:table-cell table:style-name="ce4" office:value-type="string" calcext:value-type="string">
            <text:p>SRI</text:p>
          </table:table-cell>
          <table:table-cell table:formula="of:=&quot;(''&quot;&amp; [.A13] &amp; &quot;'',''&quot; &amp; [.B13] &amp; &quot;'',''&quot; &amp; [.C13] &amp; &quot;'',''&quot; &amp; [.D13] &amp; &quot;''),&quot;" office:value-type="string" office:string-value="(''181-01'',''Risques'',''Prévention des risques technologiques et des pollutions'',''SRI'')," calcext:value-type="string">
            <text:p>(''181-01'',''Risques'',''Prévention des risques technologiques et des pollutions'',''SRI'')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81-10</text:p>
          </table:table-cell>
          <table:table-cell table:style-name="ce4" office:value-type="string" calcext:value-type="string">
            <text:p>Risques</text:p>
          </table:table-cell>
          <table:table-cell table:style-name="ce5" office:value-type="string" calcext:value-type="string">
            <text:p>Prévention des risques naturels et hydrauliques</text:p>
          </table:table-cell>
          <table:table-cell table:style-name="ce4" office:value-type="string" calcext:value-type="string">
            <text:p>SRI</text:p>
          </table:table-cell>
          <table:table-cell table:formula="of:=&quot;(''&quot;&amp; [.A14] &amp; &quot;'',''&quot; &amp; [.B14] &amp; &quot;'',''&quot; &amp; [.C14] &amp; &quot;'',''&quot; &amp; [.D14] &amp; &quot;''),&quot;" office:value-type="string" office:string-value="(''181-10'',''Risques'',''Prévention des risques naturels et hydrauliques'',''SRI'')," calcext:value-type="string">
            <text:p>(''181-10'',''Risques'',''Prévention des risques naturels et hydrauliques'',''SRI'')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81-11</text:p>
          </table:table-cell>
          <table:table-cell table:style-name="ce4" office:value-type="string" calcext:value-type="string">
            <text:p>Risques</text:p>
          </table:table-cell>
          <table:table-cell table:style-name="ce5" office:value-type="string" calcext:value-type="string">
            <text:p>Gestion de l'après-mine et travaux de mise en sécurité, indemnisations et expropriations sur les sites</text:p>
          </table:table-cell>
          <table:table-cell table:style-name="ce4" office:value-type="string" calcext:value-type="string">
            <text:p>SRI</text:p>
          </table:table-cell>
          <table:table-cell table:formula="of:=&quot;(''&quot;&amp; [.A15] &amp; &quot;'',''&quot; &amp; [.B15] &amp; &quot;'',''&quot; &amp; [.C15] &amp; &quot;'',''&quot; &amp; [.D15] &amp; &quot;''),&quot;" office:value-type="string" office:string-value="(''181-11'',''Risques'',''Gestion de l'après-mine et travaux de mise en sécurité, indemnisations et expropriations sur les sites'',''SRI'')," calcext:value-type="string">
            <text:p>(''181-11'',''Risques'',''Gestion de l'après-mine et travaux de mise en sécurité, indemnisations et expropriations sur les sites'',''SRI''),</text:p>
          </table:table-cell>
          <table:table-cell table:number-columns-repeated="1019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4" office:value-type="string" calcext:value-type="string">
            <text:p>IST</text:p>
          </table:table-cell>
          <table:table-cell table:style-name="ce4" office:value-type="string" calcext:value-type="string">
            <text:p>Infrastructures et services de transports</text:p>
          </table:table-cell>
          <table:table-cell table:style-name="ce4" office:value-type="string" calcext:value-type="string">
            <text:p>SMI</text:p>
          </table:table-cell>
          <table:table-cell table:formula="of:=&quot;(''&quot;&amp; [.A16] &amp; &quot;'',''&quot; &amp; [.B16] &amp; &quot;'',''&quot; &amp; [.C16] &amp; &quot;'',''&quot; &amp; [.D16] &amp; &quot;''),&quot;" office:value-type="string" office:string-value="(''203'',''IST'',''Infrastructures et services de transports'',''SMI'')," calcext:value-type="string">
            <text:p>(''203'',''IST'',''Infrastructures et services de transports'',''SMI'')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3-10</text:p>
          </table:table-cell>
          <table:table-cell table:style-name="ce4" office:value-type="string" calcext:value-type="string">
            <text:p>IST</text:p>
          </table:table-cell>
          <table:table-cell table:style-name="ce5" office:value-type="string" calcext:value-type="string">
            <text:p>Infrastructures de transports collectifs et ferroviaires</text:p>
          </table:table-cell>
          <table:table-cell table:style-name="ce4" office:value-type="string" calcext:value-type="string">
            <text:p>SMI</text:p>
          </table:table-cell>
          <table:table-cell table:formula="of:=&quot;(''&quot;&amp; [.A17] &amp; &quot;'',''&quot; &amp; [.B17] &amp; &quot;'',''&quot; &amp; [.C17] &amp; &quot;'',''&quot; &amp; [.D17] &amp; &quot;''),&quot;" office:value-type="string" office:string-value="(''203-10'',''IST'',''Infrastructures de transports collectifs et ferroviaires'',''SMI'')," calcext:value-type="string">
            <text:p>(''203-10'',''IST'',''Infrastructures de transports collectifs et ferroviaires'',''SMI'')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3-13</text:p>
          </table:table-cell>
          <table:table-cell table:style-name="ce4" office:value-type="string" calcext:value-type="string">
            <text:p>IST</text:p>
          </table:table-cell>
          <table:table-cell table:style-name="ce5" office:value-type="string" calcext:value-type="string">
            <text:p>Soutien, régulation, contrôle et sécurité des services de transports terrestres</text:p>
          </table:table-cell>
          <table:table-cell table:style-name="ce4" office:value-type="string" calcext:value-type="string">
            <text:p>SMI</text:p>
          </table:table-cell>
          <table:table-cell table:formula="of:=&quot;(''&quot;&amp; [.A18] &amp; &quot;'',''&quot; &amp; [.B18] &amp; &quot;'',''&quot; &amp; [.C18] &amp; &quot;'',''&quot; &amp; [.D18] &amp; &quot;''),&quot;" office:value-type="string" office:string-value="(''203-13'',''IST'',''Soutien, régulation, contrôle et sécurité des services de transports terrestres'',''SMI'')," calcext:value-type="string">
            <text:p>(''203-13'',''IST'',''Soutien, régulation, contrôle et sécurité des services de transports terrestres'',''SMI'')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3-15</text:p>
          </table:table-cell>
          <table:table-cell table:style-name="ce4" office:value-type="string" calcext:value-type="string">
            <text:p>IST</text:p>
          </table:table-cell>
          <table:table-cell table:style-name="ce5" office:value-type="string" calcext:value-type="string">
            <text:p>Stratégie et soutien</text:p>
          </table:table-cell>
          <table:table-cell table:style-name="ce4" office:value-type="string" calcext:value-type="string">
            <text:p>SMI</text:p>
          </table:table-cell>
          <table:table-cell table:formula="of:=&quot;(''&quot;&amp; [.A19] &amp; &quot;'',''&quot; &amp; [.B19] &amp; &quot;'',''&quot; &amp; [.C19] &amp; &quot;'',''&quot; &amp; [.D19] &amp; &quot;''),&quot;" office:value-type="string" office:string-value="(''203-15'',''IST'',''Stratégie et soutien'',''SMI'')," calcext:value-type="string">
            <text:p>(''203-15'',''IST'',''Stratégie et soutien'',''SMI''),</text:p>
          </table:table-cell>
          <table:table-cell table:number-columns-repeated="1019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4" office:value-type="string" calcext:value-type="string">
            <text:p>SR</text:p>
          </table:table-cell>
          <table:table-cell table:style-name="ce4" office:value-type="string" calcext:value-type="string">
            <text:p>Sécurité et éducation routières</text:p>
          </table:table-cell>
          <table:table-cell table:style-name="ce4" office:value-type="string" calcext:value-type="string">
            <text:p>SSTV</text:p>
          </table:table-cell>
          <table:table-cell table:formula="of:=&quot;(''&quot;&amp; [.A20] &amp; &quot;'',''&quot; &amp; [.B20] &amp; &quot;'',''&quot; &amp; [.C20] &amp; &quot;'',''&quot; &amp; [.D20] &amp; &quot;''),&quot;" office:value-type="string" office:string-value="(''207'',''SR'',''Sécurité et éducation routières'',''SSTV'')," calcext:value-type="string">
            <text:p>(''207'',''SR'',''Sécurité et éducation routières'',''SSTV'')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17</text:p>
          </table:table-cell>
          <table:table-cell table:style-name="ce4" office:value-type="string" calcext:value-type="string">
            <text:p>CPPDDM</text:p>
          </table:table-cell>
          <table:table-cell table:style-name="ce4" office:value-type="string" calcext:value-type="string">
            <text:p>Conduite et pilotage des politiques de l'écologie, du développement et de la mobilité durables</text:p>
          </table:table-cell>
          <table:table-cell table:style-name="ce4" office:value-type="string" calcext:value-type="string">
            <text:p>Tous gestionnaires</text:p>
          </table:table-cell>
          <table:table-cell table:formula="of:=&quot;(''&quot;&amp; [.A21] &amp; &quot;'',''&quot; &amp; [.B21] &amp; &quot;'',''&quot; &amp; [.C21] &amp; &quot;'',''&quot; &amp; [.D21] &amp; &quot;''),&quot;" office:value-type="string" office:string-value="(''217'',''CPPDDM'',''Conduite et pilotage des politiques de l'écologie, du développement et de la mobilité durables'',''Tous gestionnaires'')," calcext:value-type="string">
            <text:p>(''217'',''CPPDDM'',''Conduite et pilotage des politiques de l'écologie, du développement et de la mobilité durables'',''Tous gestionnaires'')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17-01</text:p>
          </table:table-cell>
          <table:table-cell table:style-name="ce4" office:value-type="string" calcext:value-type="string">
            <text:p>CPPDDM</text:p>
          </table:table-cell>
          <table:table-cell table:style-name="ce5" office:value-type="string" calcext:value-type="string">
            <text:p>Stratégie, expertise et études en matière de développement durable</text:p>
          </table:table-cell>
          <table:table-cell table:style-name="ce4" office:value-type="string" calcext:value-type="string">
            <text:p>Tous gestionnaires</text:p>
          </table:table-cell>
          <table:table-cell table:formula="of:=&quot;(''&quot;&amp; [.A22] &amp; &quot;'',''&quot; &amp; [.B22] &amp; &quot;'',''&quot; &amp; [.C22] &amp; &quot;'',''&quot; &amp; [.D22] &amp; &quot;''),&quot;" office:value-type="string" office:string-value="(''217-01'',''CPPDDM'',''Stratégie, expertise et études en matière de développement durable'',''Tous gestionnaires'')," calcext:value-type="string">
            <text:p>(''217-01'',''CPPDDM'',''Stratégie, expertise et études en matière de développement durable'',''Tous gestionnaires'')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09</text:p>
          </table:table-cell>
          <table:table-cell table:style-name="ce4" office:value-type="string" calcext:value-type="string">
            <text:p>DAP CEREMA</text:p>
          </table:table-cell>
          <table:table-cell table:style-name="ce4" office:value-type="string" calcext:value-type="string">
            <text:p>DAP CEREMA </text:p>
          </table:table-cell>
          <table:table-cell table:style-name="ce4" office:value-type="string" calcext:value-type="string">
            <text:p>SMCAP</text:p>
          </table:table-cell>
          <table:table-cell table:formula="of:=&quot;(''&quot;&amp; [.A23] &amp; &quot;'',''&quot; &amp; [.B23] &amp; &quot;'',''&quot; &amp; [.C23] &amp; &quot;'',''&quot; &amp; [.D23] &amp; &quot;''),&quot;" office:value-type="string" office:string-value="(''09'',''DAP CEREMA'',''DAP CEREMA '',''SMCAP'')," calcext:value-type="string">
            <text:p>(''09'',''DAP CEREMA'',''DAP CEREMA '',''SMCAP'')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09-PP</text:p>
          </table:table-cell>
          <table:table-cell table:style-name="ce4" office:value-type="string" calcext:value-type="string">
            <text:p>PP</text:p>
          </table:table-cell>
          <table:table-cell table:style-name="ce5" office:value-type="string" calcext:value-type="string">
            <text:p>Pré-Programmé</text:p>
          </table:table-cell>
          <table:table-cell table:style-name="ce4" office:value-type="string" calcext:value-type="string">
            <text:p>SMCAP</text:p>
          </table:table-cell>
          <table:table-cell table:formula="of:=&quot;(''&quot;&amp; [.A24] &amp; &quot;'',''&quot; &amp; [.B24] &amp; &quot;'',''&quot; &amp; [.C24] &amp; &quot;'',''&quot; &amp; [.D24] &amp; &quot;''),&quot;" office:value-type="string" office:string-value="(''09-PP'',''PP'',''Pré-Programmé'',''SMCAP'')," calcext:value-type="string">
            <text:p>(''09-PP'',''PP'',''Pré-Programmé'',''SMCAP'')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9+-ERI/DGALN</text:p>
          </table:table-cell>
          <table:table-cell table:style-name="ce4" office:value-type="string" calcext:value-type="string">
            <text:p>T9+-ERI/DGALN</text:p>
          </table:table-cell>
          <table:table-cell table:style-name="ce5" office:value-type="string" calcext:value-type="string">
            <text:p>Enveloppe régionale indifférenciée (ERI) / enveloppe DGALN</text:p>
          </table:table-cell>
          <table:table-cell table:style-name="ce4" office:value-type="string" calcext:value-type="string">
            <text:p>SMCAP</text:p>
          </table:table-cell>
          <table:table-cell table:formula="of:=&quot;(''&quot;&amp; [.A25] &amp; &quot;'',''&quot; &amp; [.B25] &amp; &quot;'',''&quot; &amp; [.C25] &amp; &quot;'',''&quot; &amp; [.D25] &amp; &quot;''),&quot;" office:value-type="string" office:string-value="(''T9+-ERI/DGALN'',''T9+-ERI/DGALN'',''Enveloppe régionale indifférenciée (ERI) / enveloppe DGALN'',''SMCAP'')," calcext:value-type="string">
            <text:p>(''T9+-ERI/DGALN'',''T9+-ERI/DGALN'',''Enveloppe régionale indifférenciée (ERI) / enveloppe DGALN'',''SMCAP'')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9+-DGITM</text:p>
          </table:table-cell>
          <table:table-cell table:style-name="ce4" office:value-type="string" calcext:value-type="string">
            <text:p>T9+-DGITM</text:p>
          </table:table-cell>
          <table:table-cell table:style-name="ce5" office:value-type="string" calcext:value-type="string">
            <text:p>Enveloppe DGITM</text:p>
          </table:table-cell>
          <table:table-cell table:style-name="ce4" office:value-type="string" calcext:value-type="string">
            <text:p>SMCAP</text:p>
          </table:table-cell>
          <table:table-cell table:formula="of:=&quot;(''&quot;&amp; [.A26] &amp; &quot;'',''&quot; &amp; [.B26] &amp; &quot;'',''&quot; &amp; [.C26] &amp; &quot;'',''&quot; &amp; [.D26] &amp; &quot;''),&quot;" office:value-type="string" office:string-value="(''T9+-DGITM'',''T9+-DGITM'',''Enveloppe DGITM'',''SMCAP'')," calcext:value-type="string">
            <text:p>(''T9+-DGITM'',''T9+-DGITM'',''Enveloppe DGITM'',''SMCAP''),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BoldMT" svg:font-family="Arial-BoldM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1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0000-00-00T09:11:25.7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3:22:07.022000000</meta:creation-date>
    <dc:date>2016-09-26T17:02:28.195000000</dc:date>
    <meta:editing-duration>PT59M39S</meta:editing-duration>
    <meta:editing-cycles>7</meta:editing-cycles>
    <meta:generator>LibreOffice/4.1.5.3$Windows_x86 LibreOffice_project/1c1366bba2ba2b554cd2ca4d87c06da81c05d24</meta:generator>
    <meta:document-statistic meta:table-count="1" meta:cell-count="130" meta:object-count="0"/>
  </office:meta>
</office:document-meta>
</file>